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FactoryAspectJAdvisorsBuilder.buildAspectJAdvisors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6">
            <text:p text:style-name="Table_20_Contents">6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BeanFactoryAspectJAdvisorsBuilder.BeanFactoryAspectJAdvisorsBuilder( Listable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FactoryAspectJAdvisorsBuilder.isEligibleBean(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FactoryAspectJAdvisorsBuilder.BeanFactoryAspectJAdvisorsBuilder( ListableBeanFactory beanFactory , AspectJAdvisorFactory adviso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